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4e5b61" loext:opacity="100%" style:font-name="Consolas" fo:font-size="7pt" fo:font-weight="normal" fo:background-color="#ffffff"/>
    </style:style>
    <style:style style:name="P2" style:family="paragraph" style:parent-style-name="Standard">
      <style:paragraph-properties fo:margin-top="0cm" fo:margin-bottom="0.499cm" style:contextual-spacing="false" style:line-height-at-least="0.335cm"/>
      <style:text-properties fo:color="#4e5b61" loext:opacity="100%" style:font-name="Consolas" fo:font-size="7pt" fo:font-weight="normal" fo:background-color="#ffffff"/>
    </style:style>
    <style:style style:name="P3" style:family="paragraph" style:parent-style-name="Standard">
      <style:paragraph-properties style:line-height-at-least="0.335cm"/>
      <style:text-properties fo:color="#4e5b61" loext:opacity="100%" fo:background-color="#ffffff"/>
    </style:style>
    <style:style style:name="P4" style:family="paragraph" style:parent-style-name="Standard">
      <style:paragraph-properties style:line-height-at-least="0.335cm"/>
      <style:text-properties fo:color="#95a5a6" loext:opacity="100%" style:font-name="Consolas" fo:font-size="7pt" fo:font-weight="normal" fo:background-color="#ffffff"/>
    </style:style>
    <style:style style:name="P5" style:family="paragraph" style:parent-style-name="Standard">
      <style:paragraph-properties style:line-height-at-least="0.335cm"/>
      <style:text-properties fo:color="#95a5a6" loext:opacity="100%" fo:background-color="#ffffff"/>
    </style:style>
    <style:style style:name="P6" style:family="paragraph" style:parent-style-name="Standard">
      <style:paragraph-properties style:line-height-at-least="0.335cm"/>
      <style:text-properties fo:color="#434f54" loext:opacity="100%" style:font-name="Consolas" fo:font-size="7pt" fo:font-weight="normal" fo:background-color="#ffffff"/>
    </style:style>
    <style:style style:name="P7" style:family="paragraph" style:parent-style-name="Standard">
      <style:paragraph-properties style:line-height-at-least="0.335cm"/>
    </style:style>
    <style:style style:name="T1" style:family="text">
      <style:text-properties fo:color="#728e00" loext:opacity="100%"/>
    </style:style>
    <style:style style:name="T2" style:family="text">
      <style:text-properties fo:color="#728e00" loext:opacity="100%" style:font-name="Consolas" fo:font-size="7pt" fo:font-weight="normal"/>
    </style:style>
    <style:style style:name="T3" style:family="text">
      <style:text-properties fo:color="#005c5f" loext:opacity="100%"/>
    </style:style>
    <style:style style:name="T4" style:family="text">
      <style:text-properties fo:color="#005c5f" loext:opacity="100%" style:font-name="Consolas" fo:font-size="7pt" fo:font-weight="normal"/>
    </style:style>
    <style:style style:name="T5" style:family="text">
      <style:text-properties fo:color="#d35400" loext:opacity="100%"/>
    </style:style>
    <style:style style:name="T6" style:family="text">
      <style:text-properties fo:color="#d35400" loext:opacity="100%" style:font-name="Consolas" fo:font-size="7pt" fo:font-weight="normal"/>
    </style:style>
    <style:style style:name="T7" style:family="text">
      <style:text-properties fo:color="#434f54" loext:opacity="100%"/>
    </style:style>
    <style:style style:name="T8" style:family="text">
      <style:text-properties fo:color="#434f54" loext:opacity="100%" style:font-name="Consolas" fo:font-size="7pt" fo:font-weight="normal"/>
    </style:style>
    <style:style style:name="T9" style:family="text">
      <style:text-properties fo:color="#00979d" loext:opacity="100%"/>
    </style:style>
    <style:style style:name="T10" style:family="text">
      <style:text-properties fo:color="#00979d" loext:opacity="100%" style:font-name="Consolas" fo:font-size="7pt" fo:font-weight="normal"/>
    </style:style>
    <style:style style:name="T11" style:family="text">
      <style:text-properties fo:color="#95a5a6" loext:opacity="100%"/>
    </style:style>
    <style:style style:name="T12" style:family="text">
      <style:text-properties fo:color="#95a5a6" loext:opacity="100%" style:font-name="Consolas" fo:font-size="7pt" fo:font-weight="normal"/>
    </style:style>
    <style:style style:name="T13" style:family="text">
      <style:text-properties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3">&lt;TinyGPS.h&gt;</text:span></text:p>
      <text:p text:style-name="P1"><text:span text:style-name="T1">#include</text:span> <text:span text:style-name="T3">&lt;SoftwareSerial.h&gt;</text:span></text:p>
      <text:p text:style-name="P1">SoftwareSerial <text:span text:style-name="T5">Gsm</text:span><text:span text:style-name="T7">(</text:span>A0, A1<text:span text:style-name="T7">)</text:span>;</text:p>
      <text:p text:style-name="P1"><text:span text:style-name="T9">char</text:span> phone_no[] = <text:span text:style-name="T3">"09667650733"</text:span>;<text:span text:style-name="T11"> //replace with phone no. to get sms</text:span></text:p>
      <text:p text:style-name="P1">TinyGPS gps;<text:span text:style-name="T11">  //Creates a new instance of the TinyGPS object</text:span></text:p>
      <text:p text:style-name="P4">//float lat = 28.5458,lon = 77.1703;</text:p>
      <text:p text:style-name="P1"><text:span text:style-name="T1">#include</text:span> <text:span text:style-name="T3">&lt;Arduino.h&gt;</text:span></text:p>
      <text:p text:style-name="P1"><text:span text:style-name="T1">#include</text:span> <text:span text:style-name="T3">"Talkie.h"</text:span></text:p>
      <text:p text:style-name="P1"><text:span text:style-name="T1">#include</text:span> <text:span text:style-name="T3">"Vocab_US_Large.h"</text:span></text:p>
      <text:p text:style-name="P1"><text:span text:style-name="T1">#include</text:span> <text:span text:style-name="T3">"Vocab_Special.h"</text:span></text:p>
      <text:p text:style-name="P1"><text:span text:style-name="T1">#include</text:span> <text:span text:style-name="T3">"Vocab_US_TI99.h"</text:span></text:p>
      <text:p text:style-name="P1">Talkie voice;</text:p>
      <text:p text:style-name="P7"/>
      <text:p text:style-name="P1"><text:span text:style-name="T9">const</text:span> <text:span text:style-name="T9">int</text:span> trigger_front = <text:span text:style-name="T3">7</text:span>;<text:span text:style-name="T11"> // front ultrasonic sensor</text:span></text:p>
      <text:p text:style-name="P1"><text:span text:style-name="T9">const</text:span> <text:span text:style-name="T9">int</text:span> echo_front = <text:span text:style-name="T3">6</text:span>;<text:span text:style-name="T11"> // front ultrasonic sensor</text:span></text:p>
      <text:p text:style-name="P1"><text:span text:style-name="T9">long</text:span> distance_front;</text:p>
      <text:p text:style-name="P7"/>
      <text:p text:style-name="P1"><text:span text:style-name="T9">const</text:span> <text:span text:style-name="T9">int</text:span> trigger_back = <text:span text:style-name="T3">9</text:span>;<text:span text:style-name="T11"> // front ultrasonic sensor</text:span></text:p>
      <text:p text:style-name="P1"><text:span text:style-name="T9">const</text:span> <text:span text:style-name="T9">int</text:span> echo_back = <text:span text:style-name="T3">8</text:span>;<text:span text:style-name="T11"> // front ultrasonic sensor</text:span></text:p>
      <text:p text:style-name="P1"><text:span text:style-name="T9">long</text:span> distance_back;</text:p>
      <text:p text:style-name="P7"/>
      <text:p text:style-name="P1"><text:span text:style-name="T9">const</text:span> <text:span text:style-name="T9">int</text:span> Buzzer=<text:span text:style-name="T3">13</text:span>;</text:p>
      <text:p text:style-name="P1"><text:span text:style-name="T9">const</text:span> <text:span text:style-name="T9">int</text:span> motor=<text:span text:style-name="T3">10</text:span>;</text:p>
      <text:p text:style-name="P1"><text:span text:style-name="T9">const</text:span> <text:span text:style-name="T9">int</text:span> SWITCH=<text:span text:style-name="T3">5</text:span>;</text:p>
      <text:p text:style-name="P1"><text:span text:style-name="T9">int</text:span> State = <text:span text:style-name="T3">0</text:span>;    </text:p>
      <text:p text:style-name="P1"><text:span text:style-name="T9">void</text:span> <text:span text:style-name="T5">setup</text:span><text:span text:style-name="T7">()</text:span></text:p>
      <text:p text:style-name="P6">{</text:p>
      <text:p text:style-name="P3">  <text:span text:style-name="T6">Serial</text:span><text:span text:style-name="T13">.</text:span><text:span text:style-name="T6">begin</text:span><text:span text:style-name="T8">(</text:span><text:span text:style-name="T4">9600</text:span><text:span text:style-name="T8">)</text:span><text:span text:style-name="T13">;</text:span></text:p>
      <text:p text:style-name="P3">   <text:span text:style-name="T6">Gsm</text:span><text:span text:style-name="T13">.</text:span><text:span text:style-name="T6">begin</text:span><text:span text:style-name="T8">(</text:span><text:span text:style-name="T4">9600</text:span><text:span text:style-name="T8">)</text:span><text:span text:style-name="T13">;</text:span></text:p>
      <text:p text:style-name="P5"> <text:span text:style-name="T13">// send_message();</text:span></text:p>
      <text:p text:style-name="P3">  <text:span text:style-name="T6">pinMode</text:span><text:span text:style-name="T8">(</text:span><text:span text:style-name="T13">trigger_front, OUTPUT</text:span><text:span text:style-name="T8">)</text:span><text:span text:style-name="T13">;</text:span></text:p>
      <text:p text:style-name="P3">  <text:span text:style-name="T6">pinMode</text:span><text:span text:style-name="T8">(</text:span><text:span text:style-name="T13">echo_front, INPUT</text:span><text:span text:style-name="T8">)</text:span><text:span text:style-name="T13">;</text:span></text:p>
      <text:p text:style-name="P3">  </text:p>
      <text:p text:style-name="P3">   <text:span text:style-name="T6">pinMode</text:span><text:span text:style-name="T8">(</text:span><text:span text:style-name="T13">trigger_back, OUTPUT</text:span><text:span text:style-name="T8">)</text:span><text:span text:style-name="T13">;</text:span></text:p>
      <text:p text:style-name="P3">  <text:span text:style-name="T6">pinMode</text:span><text:span text:style-name="T8">(</text:span><text:span text:style-name="T13">echo_back, INPUT</text:span><text:span text:style-name="T8">)</text:span><text:span text:style-name="T13">;</text:span></text:p>
      <text:p text:style-name="P3">  </text:p>
      <text:p text:style-name="P3">  </text:p>
      <text:p text:style-name="P3">  <text:span text:style-name="T6">pinMode</text:span><text:span text:style-name="T8">(</text:span><text:span text:style-name="T13">Buzzer, OUTPUT</text:span><text:span text:style-name="T8">)</text:span><text:span text:style-name="T13">;</text:span></text:p>
      <text:p text:style-name="P3">  <text:span text:style-name="T6">pinMode</text:span><text:span text:style-name="T8">(</text:span><text:span text:style-name="T13"> motor, OUTPUT</text:span><text:span text:style-name="T8">)</text:span><text:span text:style-name="T13">;</text:span></text:p>
      <text:p text:style-name="P3">  </text:p>
      <text:p text:style-name="P3">  <text:span text:style-name="T6">digitalWrite</text:span><text:span text:style-name="T8">(</text:span><text:span text:style-name="T13">Buzzer,LOW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 motor,LOW</text:span><text:span text:style-name="T8">)</text:span><text:span text:style-name="T13">;</text:span></text:p>
      <text:p text:style-name="P3">  </text:p>
      <text:p text:style-name="P3"> <text:span text:style-name="T6">pinMode</text:span><text:span text:style-name="T8">(</text:span><text:span text:style-name="T13">SWITCH, INPUT_PULLUP</text:span><text:span text:style-name="T8">)</text:span><text:span text:style-name="T13">;</text:span></text:p>
      <text:p text:style-name="P3"> <text:span text:style-name="T6">delay</text:span><text:span text:style-name="T8">(</text:span><text:span text:style-name="T4">100</text:span><text:span text:style-name="T8">)</text:span><text:span text:style-name="T13">;</text:span></text:p>
      <text:p text:style-name="P6">}</text:p>
      <text:p text:style-name="P7"/>
      <text:p text:style-name="P1"><text:span text:style-name="T9">void</text:span> <text:span text:style-name="T5">check_distance_front</text:span><text:span text:style-name="T7">()</text:span></text:p>
      <text:p text:style-name="P6">{</text:p>
      <text:p text:style-name="P3">  <text:span text:style-name="T10">long</text:span><text:span text:style-name="T13"> dis;</text:span></text:p>
      <text:p text:style-name="P3">  <text:span text:style-name="T6">digitalWrite</text:span><text:span text:style-name="T8">(</text:span><text:span text:style-name="T13">trigger_front, LOW</text:span><text:span text:style-name="T8">)</text:span><text:span text:style-name="T13">;</text:span></text:p>
      <text:p text:style-name="P3">  <text:span text:style-name="T6">delayMicroseconds</text:span><text:span text:style-name="T8">(</text:span><text:span text:style-name="T4">2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trigger_front, HIGH</text:span><text:span text:style-name="T8">)</text:span><text:span text:style-name="T13">;</text:span></text:p>
      <text:p text:style-name="P3">  <text:span text:style-name="T6">delayMicroseconds</text:span><text:span text:style-name="T8">(</text:span><text:span text:style-name="T4">5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trigger_front, LOW</text:span><text:span text:style-name="T8">)</text:span><text:span text:style-name="T13">;</text:span></text:p>
      <text:p text:style-name="P3">  <text:span text:style-name="T13">dis = </text:span><text:span text:style-name="T6">pulseIn</text:span><text:span text:style-name="T8">(</text:span><text:span text:style-name="T13">echo_front, HIGH</text:span><text:span text:style-name="T8">)</text:span><text:span text:style-name="T13">;</text:span></text:p>
      <text:p text:style-name="P3">  <text:span text:style-name="T13">distance_front = dis/</text:span><text:span text:style-name="T4">29</text:span><text:span text:style-name="T13">/</text:span><text:span text:style-name="T4">2</text:span><text:span text:style-name="T13">;</text:span></text:p>
      <text:p text:style-name="P5">  <text:span text:style-name="T13">//Serial.print("distance front:");</text:span></text:p>
      <text:p text:style-name="P5">  <text:span text:style-name="T13">//Serial.println(distance_front);</text:span></text:p>
      <text:p text:style-name="P6">}</text:p>
      <text:p text:style-name="P7"/>
      <text:p text:style-name="P1"><text:soft-page-break/><text:span text:style-name="T9">void</text:span> <text:span text:style-name="T5">check_distance_back</text:span><text:span text:style-name="T7">()</text:span></text:p>
      <text:p text:style-name="P6">{</text:p>
      <text:p text:style-name="P3">  <text:span text:style-name="T10">long</text:span><text:span text:style-name="T13"> dis;</text:span></text:p>
      <text:p text:style-name="P3">  <text:span text:style-name="T6">digitalWrite</text:span><text:span text:style-name="T8">(</text:span><text:span text:style-name="T13">trigger_back, LOW</text:span><text:span text:style-name="T8">)</text:span><text:span text:style-name="T13">;</text:span></text:p>
      <text:p text:style-name="P3">  <text:span text:style-name="T6">delayMicroseconds</text:span><text:span text:style-name="T8">(</text:span><text:span text:style-name="T4">2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trigger_back, HIGH</text:span><text:span text:style-name="T8">)</text:span><text:span text:style-name="T13">;</text:span></text:p>
      <text:p text:style-name="P3">  <text:span text:style-name="T6">delayMicroseconds</text:span><text:span text:style-name="T8">(</text:span><text:span text:style-name="T4">5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trigger_back, LOW</text:span><text:span text:style-name="T8">)</text:span><text:span text:style-name="T13">;</text:span></text:p>
      <text:p text:style-name="P3">  <text:span text:style-name="T13">dis = </text:span><text:span text:style-name="T6">pulseIn</text:span><text:span text:style-name="T8">(</text:span><text:span text:style-name="T13">echo_back, HIGH</text:span><text:span text:style-name="T8">)</text:span><text:span text:style-name="T13">;</text:span></text:p>
      <text:p text:style-name="P3">  <text:span text:style-name="T13">distance_back = dis/</text:span><text:span text:style-name="T4">29</text:span><text:span text:style-name="T13">/</text:span><text:span text:style-name="T4">2</text:span><text:span text:style-name="T13">;</text:span></text:p>
      <text:p text:style-name="P5"> <text:span text:style-name="T13">// Serial.print("distance back:");</text:span></text:p>
      <text:p text:style-name="P5"> <text:span text:style-name="T13">// Serial.println(distance_back);</text:span></text:p>
      <text:p text:style-name="P6">}</text:p>
      <text:p text:style-name="P2"><text:line-break/></text:p>
      <text:p text:style-name="P1"><text:span text:style-name="T9">void</text:span> <text:span text:style-name="T5">loop</text:span><text:span text:style-name="T7">()</text:span></text:p>
      <text:p text:style-name="P6">{</text:p>
      <text:p text:style-name="P5">  <text:span text:style-name="T13">//send_message();</text:span></text:p>
      <text:p text:style-name="P3">  <text:span text:style-name="T6">check_distance_front</text:span><text:span text:style-name="T8">()</text:span><text:span text:style-name="T13">;</text:span></text:p>
      <text:p text:style-name="P3">  <text:span text:style-name="T6">check_distance_back</text:span><text:span text:style-name="T8">()</text:span><text:span text:style-name="T13">;</text:span></text:p>
      <text:p text:style-name="P3">  </text:p>
      <text:p text:style-name="P3"> <text:span text:style-name="T13">State = </text:span><text:span text:style-name="T6">digitalRead</text:span><text:span text:style-name="T8">(</text:span><text:span text:style-name="T13">SWITCH</text:span><text:span text:style-name="T8">)</text:span><text:span text:style-name="T13">;</text:span></text:p>
      <text:p text:style-name="P3"> <text:span text:style-name="T2">if</text:span><text:span text:style-name="T13"> </text:span><text:span text:style-name="T8">(</text:span><text:span text:style-name="T13">State == LOW</text:span><text:span text:style-name="T8">)</text:span></text:p>
      <text:p text:style-name="P3">  <text:span text:style-name="T8">{</text:span></text:p>
      <text:p text:style-name="P3">  <text:span text:style-name="T6">digitalWrite</text:span><text:span text:style-name="T8">(</text:span><text:span text:style-name="T13">Buzzer,HIGH</text:span><text:span text:style-name="T8">)</text:span><text:span text:style-name="T13">;</text:span></text:p>
      <text:p text:style-name="P3">  <text:span text:style-name="T6">delay</text:span><text:span text:style-name="T8">(</text:span><text:span text:style-name="T4">1000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Buzzer,LOW</text:span><text:span text:style-name="T8">)</text:span><text:span text:style-name="T13">;</text:span></text:p>
      <text:p text:style-name="P3">  <text:span text:style-name="T6">send_message</text:span><text:span text:style-name="T8">()</text:span><text:span text:style-name="T13">;</text:span></text:p>
      <text:p text:style-name="P3">  <text:span text:style-name="T6">delay</text:span><text:span text:style-name="T8">(</text:span><text:span text:style-name="T4">1000</text:span><text:span text:style-name="T8">)</text:span><text:span text:style-name="T13">;</text:span></text:p>
      <text:p text:style-name="P3">  <text:span text:style-name="T8">}</text:span></text:p>
      <text:p text:style-name="P3">    </text:p>
      <text:p text:style-name="P3"> <text:span text:style-name="T2">else</text:span><text:span text:style-name="T13"> </text:span><text:span text:style-name="T2">if</text:span><text:span text:style-name="T8">(</text:span><text:span text:style-name="T13">distance_front &lt;=</text:span><text:span text:style-name="T4">20</text:span><text:span text:style-name="T8">)</text:span></text:p>
      <text:p text:style-name="P3">  <text:span text:style-name="T8">{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2_DANGER</text:span><text:span text:style-name="T8">)</text:span><text:span text:style-name="T13">;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2_DANGER</text:span><text:span text:style-name="T8">)</text:span><text:span text:style-name="T13">;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t_FRONT</text:span><text:span text:style-name="T8">)</text:span><text:span text:style-name="T13">;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2_ALERT</text:span><text:span text:style-name="T8">)</text:span><text:span text:style-name="T13">;</text:span></text:p>
      <text:p text:style-name="P3"> <text:span text:style-name="T6">digitalWrite</text:span><text:span text:style-name="T8">(</text:span><text:span text:style-name="T13"> motor,HIGH</text:span><text:span text:style-name="T8">)</text:span><text:span text:style-name="T13">;</text:span></text:p>
      <text:p text:style-name="P3"> <text:span text:style-name="T6">digitalWrite</text:span><text:span text:style-name="T8">(</text:span><text:span text:style-name="T13">Buzzer,HIGH</text:span><text:span text:style-name="T8">)</text:span><text:span text:style-name="T13">;</text:span></text:p>
      <text:p text:style-name="P5">  <text:span text:style-name="T13">//Serial.println("front");</text:span></text:p>
      <text:p text:style-name="P3">  <text:span text:style-name="T6">delay</text:span><text:span text:style-name="T8">(</text:span><text:span text:style-name="T4">1000</text:span><text:span text:style-name="T8">)</text:span><text:span text:style-name="T13">;</text:span></text:p>
      <text:p text:style-name="P3">  <text:span text:style-name="T8">}</text:span></text:p>
      <text:p text:style-name="P7"/>
      <text:p text:style-name="P3">  <text:span text:style-name="T2">else</text:span><text:span text:style-name="T13"> </text:span><text:span text:style-name="T2">if</text:span><text:span text:style-name="T8">(</text:span><text:span text:style-name="T13">distance_back &lt;=</text:span><text:span text:style-name="T4">20</text:span><text:span text:style-name="T8">)</text:span></text:p>
      <text:p text:style-name="P3">  <text:span text:style-name="T8">{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2_DANGER</text:span><text:span text:style-name="T8">)</text:span><text:span text:style-name="T13">;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2_DANGER</text:span><text:span text:style-name="T8">)</text:span><text:span text:style-name="T13">;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t_BACK</text:span><text:span text:style-name="T8">)</text:span><text:span text:style-name="T13">;</text:span></text:p>
      <text:p text:style-name="P3">  <text:span text:style-name="T6">voice</text:span><text:span text:style-name="T13">.</text:span><text:span text:style-name="T6">say</text:span><text:span text:style-name="T8">(</text:span><text:span text:style-name="T13">sp2_ALERT</text:span><text:span text:style-name="T8">)</text:span><text:span text:style-name="T13">;</text:span></text:p>
      <text:p text:style-name="P3">   <text:span text:style-name="T6">digitalWrite</text:span><text:span text:style-name="T8">(</text:span><text:span text:style-name="T13"> motor,HIGH</text:span><text:span text:style-name="T8">)</text:span><text:span text:style-name="T13">;</text:span></text:p>
      <text:p text:style-name="P3">    <text:span text:style-name="T6">digitalWrite</text:span><text:span text:style-name="T8">(</text:span><text:span text:style-name="T13">Buzzer,HIGH</text:span><text:span text:style-name="T8">)</text:span><text:span text:style-name="T13">;</text:span></text:p>
      <text:p text:style-name="P5">  <text:span text:style-name="T13">//Serial.println("back");</text:span></text:p>
      <text:p text:style-name="P3">  <text:span text:style-name="T6">delay</text:span><text:span text:style-name="T8">(</text:span><text:span text:style-name="T4">1000</text:span><text:span text:style-name="T8">)</text:span><text:span text:style-name="T13">;</text:span></text:p>
      <text:p text:style-name="P3"><text:soft-page-break/>  </text:p>
      <text:p text:style-name="P3">  <text:span text:style-name="T8">}</text:span></text:p>
      <text:p text:style-name="P3">  <text:span text:style-name="T2">else</text:span></text:p>
      <text:p text:style-name="P3">  <text:span text:style-name="T8">{</text:span></text:p>
      <text:p text:style-name="P3">    </text:p>
      <text:p text:style-name="P3">  <text:span text:style-name="T6">digitalWrite</text:span><text:span text:style-name="T8">(</text:span><text:span text:style-name="T13"> motor,LOW</text:span><text:span text:style-name="T8">)</text:span><text:span text:style-name="T13">;</text:span></text:p>
      <text:p text:style-name="P3">  <text:span text:style-name="T6">digitalWrite</text:span><text:span text:style-name="T8">(</text:span><text:span text:style-name="T13">Buzzer,LOW</text:span><text:span text:style-name="T8">)</text:span><text:span text:style-name="T13">;</text:span></text:p>
      <text:p text:style-name="P3">  <text:span text:style-name="T8">}</text:span></text:p>
      <text:p text:style-name="P3"> <text:span text:style-name="T6">delay</text:span><text:span text:style-name="T8">(</text:span><text:span text:style-name="T4">100</text:span><text:span text:style-name="T8">)</text:span><text:span text:style-name="T13">;</text:span></text:p>
      <text:p text:style-name="P6">}</text:p>
      <text:p text:style-name="P7"/>
      <text:p text:style-name="P1"><text:span text:style-name="T9">void</text:span> <text:span text:style-name="T5">send_message</text:span><text:span text:style-name="T7">()</text:span></text:p>
      <text:p text:style-name="P6">{</text:p>
      <text:p text:style-name="P7"/>
      <text:p text:style-name="P3">  <text:span text:style-name="T10">int</text:span><text:span text:style-name="T13"> count=</text:span><text:span text:style-name="T4">0</text:span><text:span text:style-name="T13">;  </text:span></text:p>
      <text:p text:style-name="P3">  <text:span text:style-name="T10">bool</text:span><text:span text:style-name="T13"> newData = </text:span><text:span text:style-name="T4">false</text:span><text:span text:style-name="T13">;</text:span></text:p>
      <text:p text:style-name="P3">  <text:span text:style-name="T10">unsigned</text:span><text:span text:style-name="T13"> </text:span><text:span text:style-name="T10">long</text:span><text:span text:style-name="T13"> chars;</text:span></text:p>
      <text:p text:style-name="P3">  <text:span text:style-name="T10">unsigned</text:span><text:span text:style-name="T13"> </text:span><text:span text:style-name="T10">short</text:span><text:span text:style-name="T13"> sentences, failed;</text:span></text:p>
      <text:p text:style-name="P5">  <text:span text:style-name="T13">// For one second we parse GPS data and report some key values</text:span></text:p>
      <text:p text:style-name="P3">  <text:span text:style-name="T2">for</text:span><text:span text:style-name="T13"> </text:span><text:span text:style-name="T8">(</text:span><text:span text:style-name="T10">unsigned</text:span><text:span text:style-name="T13"> </text:span><text:span text:style-name="T10">long</text:span><text:span text:style-name="T13"> start = </text:span><text:span text:style-name="T6">millis</text:span><text:span text:style-name="T8">()</text:span><text:span text:style-name="T13">; </text:span><text:span text:style-name="T6">millis</text:span><text:span text:style-name="T8">()</text:span><text:span text:style-name="T13"> - start &lt; </text:span><text:span text:style-name="T4">1000</text:span><text:span text:style-name="T13">;</text:span><text:span text:style-name="T8">)</text:span></text:p>
      <text:p text:style-name="P3">  <text:span text:style-name="T8">{</text:span></text:p>
      <text:p text:style-name="P3">    <text:span text:style-name="T2">while</text:span><text:span text:style-name="T13"> </text:span><text:span text:style-name="T8">(</text:span><text:span text:style-name="T6">Serial</text:span><text:span text:style-name="T13">.</text:span><text:span text:style-name="T6">available</text:span><text:span text:style-name="T8">())</text:span></text:p>
      <text:p text:style-name="P3">    <text:span text:style-name="T8">{</text:span></text:p>
      <text:p text:style-name="P3">      <text:span text:style-name="T10">char</text:span><text:span text:style-name="T13"> c = </text:span><text:span text:style-name="T6">Serial</text:span><text:span text:style-name="T13">.</text:span><text:span text:style-name="T6">read</text:span><text:span text:style-name="T8">()</text:span><text:span text:style-name="T13">;</text:span></text:p>
      <text:p text:style-name="P3">      <text:span text:style-name="T6">Serial</text:span><text:span text:style-name="T13">.</text:span><text:span text:style-name="T6">print</text:span><text:span text:style-name="T8">(</text:span><text:span text:style-name="T13">c</text:span><text:span text:style-name="T8">)</text:span><text:span text:style-name="T13">;</text:span></text:p>
      <text:p text:style-name="P3">      <text:span text:style-name="T13">count++;</text:span></text:p>
      <text:p text:style-name="P3">      <text:span text:style-name="T2">if</text:span><text:span text:style-name="T13"> </text:span><text:span text:style-name="T8">(</text:span><text:span text:style-name="T6">gps</text:span><text:span text:style-name="T13">.</text:span><text:span text:style-name="T6">encode</text:span><text:span text:style-name="T8">(</text:span><text:span text:style-name="T13">c</text:span><text:span text:style-name="T8">))</text:span></text:p>
      <text:p text:style-name="P3">        <text:span text:style-name="T13">newData = </text:span><text:span text:style-name="T4">true</text:span><text:span text:style-name="T13">;</text:span></text:p>
      <text:p text:style-name="P3">      <text:span text:style-name="T2">if</text:span><text:span text:style-name="T8">(</text:span><text:span text:style-name="T13">count &gt;= </text:span><text:span text:style-name="T4">10000</text:span><text:span text:style-name="T8">)</text:span></text:p>
      <text:p text:style-name="P3">        <text:span text:style-name="T2">break</text:span><text:span text:style-name="T13">;  </text:span></text:p>
      <text:p text:style-name="P3">    <text:span text:style-name="T8">}</text:span></text:p>
      <text:p text:style-name="P3">  <text:span text:style-name="T8">}</text:span></text:p>
      <text:p text:style-name="P3">  <text:span text:style-name="T2">if</text:span><text:span text:style-name="T13"> </text:span><text:span text:style-name="T8">(</text:span><text:span text:style-name="T13">newData</text:span><text:span text:style-name="T8">)</text:span><text:span text:style-name="T12">      //If newData is true</text:span></text:p>
      <text:p text:style-name="P3">  <text:span text:style-name="T8">{</text:span></text:p>
      <text:p text:style-name="P3">    <text:span text:style-name="T10">float</text:span><text:span text:style-name="T13"> flat, flon;</text:span></text:p>
      <text:p text:style-name="P3">    <text:span text:style-name="T10">unsigned</text:span><text:span text:style-name="T13"> </text:span><text:span text:style-name="T10">long</text:span><text:span text:style-name="T13"> age;</text:span></text:p>
      <text:p text:style-name="P3">    <text:span text:style-name="T6">gps</text:span><text:span text:style-name="T13">.</text:span><text:span text:style-name="T6">f_get_position</text:span><text:span text:style-name="T8">(</text:span><text:span text:style-name="T13">&amp;flat, &amp;flon, &amp;age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4">"AT+CMGF=1\r"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4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4">"AT+CMGS=\""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13">phone_no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ln</text:span><text:span text:style-name="T8">(</text:span><text:span text:style-name="T4">"\""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300</text:span><text:span text:style-name="T8">)</text:span><text:span text:style-name="T13">;</text:span></text:p>
      <text:p text:style-name="P3">    </text:p>
      <text:p text:style-name="P3">    <text:span text:style-name="T6">Gsm</text:span><text:span text:style-name="T13">.</text:span><text:span text:style-name="T6">print</text:span><text:span text:style-name="T8">(</text:span><text:span text:style-name="T4">"http://maps.google.com/maps?q=loc:"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13">flat == TinyGPS::GPS_INVALID_F_ANGLE ? </text:span><text:span text:style-name="T4">0.0</text:span><text:span text:style-name="T13"> : flat, </text:span><text:span text:style-name="T4">6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4">","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13">flon == TinyGPS::GPS_INVALID_F_ANGLE ? </text:span><text:span text:style-name="T4">0.0</text:span><text:span text:style-name="T13"> : flon, </text:span><text:span text:style-name="T4">6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200</text:span><text:span text:style-name="T8">)</text:span><text:span text:style-name="T13">;</text:span></text:p>
      <text:p text:style-name="P3">     <text:span text:style-name="T6">Gsm</text:span><text:span text:style-name="T13">.</text:span><text:span text:style-name="T6">print</text:span><text:span text:style-name="T8">(</text:span><text:span text:style-name="T4">"  PLEASE HELP ME"</text:span><text:span text:style-name="T8">)</text:span><text:span text:style-name="T13">;</text:span></text:p>
      <text:p text:style-name="P3">     <text:span text:style-name="T6">delay</text:span><text:span text:style-name="T8">(</text:span><text:span text:style-name="T4">2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ln</text:span><text:span text:style-name="T8">((</text:span><text:span text:style-name="T10">char</text:span><text:span text:style-name="T8">)</text:span><text:span text:style-name="T4">26</text:span><text:span text:style-name="T8">)</text:span><text:span text:style-name="T13">;</text:span><text:span text:style-name="T12"> // End AT command with a ^Z, ASCII code 26</text:span></text:p>
      <text:p text:style-name="P3">    <text:span text:style-name="T6">delay</text:span><text:span text:style-name="T8">(</text:span><text:span text:style-name="T4">200</text:span><text:span text:style-name="T8">)</text:span><text:span text:style-name="T13">;</text:span></text:p>
      <text:p text:style-name="P3"><text:soft-page-break/>    <text:span text:style-name="T6">Gsm</text:span><text:span text:style-name="T13">.</text:span><text:span text:style-name="T6">println</text:span><text:span text:style-name="T8">(</text:span><text:span text:style-name="T4">"\""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3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ln</text:span><text:span text:style-name="T8">()</text:span><text:span text:style-name="T13">;</text:span></text:p>
      <text:p text:style-name="P3">    <text:span text:style-name="T6">delay</text:span><text:span text:style-name="T8">(</text:span><text:span text:style-name="T4">20000</text:span><text:span text:style-name="T8">)</text:span><text:span text:style-name="T13">;</text:span></text:p>
      <text:p text:style-name="P3">  <text:span text:style-name="T8">}</text:span></text:p>
      <text:p text:style-name="P3"> </text:p>
      <text:p text:style-name="P3">  <text:span text:style-name="T2">else</text:span></text:p>
      <text:p text:style-name="P3">  <text:span text:style-name="T8">{</text:span></text:p>
      <text:p text:style-name="P3">    <text:span text:style-name="T6">Gsm</text:span><text:span text:style-name="T13">.</text:span><text:span text:style-name="T6">print</text:span><text:span text:style-name="T8">(</text:span><text:span text:style-name="T4">"AT+CMGF=1\r"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4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4">"AT+CMGS=\""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13">phone_no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ln</text:span><text:span text:style-name="T8">(</text:span><text:span text:style-name="T4">"\""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3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</text:span><text:span text:style-name="T8">(</text:span><text:span text:style-name="T4">"PLEASE HELP ME"</text:span><text:span text:style-name="T8">)</text:span><text:span text:style-name="T13">;</text:span></text:p>
      <text:p text:style-name="P3">    <text:span text:style-name="T6">delay</text:span><text:span text:style-name="T8">(</text:span><text:span text:style-name="T4">2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ln</text:span><text:span text:style-name="T8">((</text:span><text:span text:style-name="T10">char</text:span><text:span text:style-name="T8">)</text:span><text:span text:style-name="T4">26</text:span><text:span text:style-name="T8">)</text:span><text:span text:style-name="T13">;</text:span><text:span text:style-name="T12"> // End AT command with a ^Z, ASCII code 26</text:span></text:p>
      <text:p text:style-name="P3">    <text:span text:style-name="T6">delay</text:span><text:span text:style-name="T8">(</text:span><text:span text:style-name="T4">200</text:span><text:span text:style-name="T8">)</text:span><text:span text:style-name="T13">;</text:span></text:p>
      <text:p text:style-name="P3">    <text:span text:style-name="T6">Gsm</text:span><text:span text:style-name="T13">.</text:span><text:span text:style-name="T6">println</text:span><text:span text:style-name="T8">()</text:span><text:span text:style-name="T13">;</text:span></text:p>
      <text:p text:style-name="P5">     <text:span text:style-name="T13">//Serial.println("SNDING OKKKKK");</text:span></text:p>
      <text:p text:style-name="P3">    <text:span text:style-name="T6">delay</text:span><text:span text:style-name="T8">(</text:span><text:span text:style-name="T4">20000</text:span><text:span text:style-name="T8">)</text:span><text:span text:style-name="T13">;</text:span></text:p>
      <text:p text:style-name="P3">  <text:span text:style-name="T8">}</text:span></text:p>
      <text:p text:style-name="P6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2T16:58:09.252000000</meta:creation-date>
    <dc:date>2023-03-12T16:58:33.067000000</dc:date>
    <meta:editing-duration>PT24S</meta:editing-duration>
    <meta:editing-cycles>1</meta:editing-cycles>
    <meta:document-statistic meta:table-count="0" meta:image-count="0" meta:object-count="0" meta:page-count="4" meta:paragraph-count="181" meta:word-count="386" meta:character-count="3963" meta:non-whitespace-character-count="3334"/>
    <meta:generator>LibreOffice/7.3.6.2$Windows_X86_64 LibreOffice_project/c28ca90fd6e1a19e189fc16c05f8f8924961e12e</meta:generator>
  </office:meta>
</office:document-meta>
</file>